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font-size="10pt" fo:language="en" fo:country="US" style:font-size-asian="10pt" style:language-asian="en" style:country-asian="US" style:font-size-complex="10pt" style:language-complex="en" style:country-complex="US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>
            <text:p>C</text:p>
          </table:table-cell>
          <table:table-cell office:value-type="float" office:value="-8.209334">
            <text:p>-8.209334</text:p>
          </table:table-cell>
          <table:table-cell office:value-type="float" office:value="-0.375487">
            <text:p>-0.375487</text:p>
          </table:table-cell>
          <table:table-cell office:value-type="float" office:value="6.828905">
            <text:p>6.82890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7.761927">
            <text:p>-7.761927</text:p>
          </table:table-cell>
          <table:table-cell office:value-type="float" office:value="1.007272">
            <text:p>1.007272</text:p>
          </table:table-cell>
          <table:table-cell office:value-type="float" office:value="6.828108">
            <text:p>6.82810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8.461142">
            <text:p>-8.461142</text:p>
          </table:table-cell>
          <table:table-cell office:value-type="float" office:value="1.966637">
            <text:p>1.966637</text:p>
          </table:table-cell>
          <table:table-cell office:value-type="float" office:value="6.094433">
            <text:p>6.094433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9.636359">
            <text:p>-9.636359</text:p>
          </table:table-cell>
          <table:table-cell office:value-type="float" office:value="1.582561">
            <text:p>1.582561</text:p>
          </table:table-cell>
          <table:table-cell office:value-type="float" office:value="5.330306">
            <text:p>5.33030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10.065922">
            <text:p>-10.065922</text:p>
          </table:table-cell>
          <table:table-cell office:value-type="float" office:value="0.25494">
            <text:p>0.25494</text:p>
          </table:table-cell>
          <table:table-cell office:value-type="float" office:value="5.330874">
            <text:p>5.330874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9.337482">
            <text:p>-9.337482</text:p>
          </table:table-cell>
          <table:table-cell office:value-type="float" office:value="-0.743884">
            <text:p>-0.743884</text:p>
          </table:table-cell>
          <table:table-cell office:value-type="float" office:value="6.094819">
            <text:p>6.094819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7.032504">
            <text:p>-7.032504</text:p>
          </table:table-cell>
          <table:table-cell office:value-type="float" office:value="-1.228403">
            <text:p>-1.228403</text:p>
          </table:table-cell>
          <table:table-cell office:value-type="float" office:value="6.82873">
            <text:p>6.82873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5.857674">
            <text:p>-5.857674</text:p>
          </table:table-cell>
          <table:table-cell office:value-type="float" office:value="-0.37279">
            <text:p>-0.37279</text:p>
          </table:table-cell>
          <table:table-cell office:value-type="float" office:value="6.828439">
            <text:p>6.828439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6.308512">
            <text:p>-6.308512</text:p>
          </table:table-cell>
          <table:table-cell office:value-type="float" office:value="1.008786">
            <text:p>1.008786</text:p>
          </table:table-cell>
          <table:table-cell office:value-type="float" office:value="6.827303">
            <text:p>6.827303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5.612252">
            <text:p>-5.612252</text:p>
          </table:table-cell>
          <table:table-cell office:value-type="float" office:value="1.969851">
            <text:p>1.969851</text:p>
          </table:table-cell>
          <table:table-cell office:value-type="float" office:value="6.093466">
            <text:p>6.09346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7.735816">
            <text:p>-7.735816</text:p>
          </table:table-cell>
          <table:table-cell office:value-type="float" office:value="2.967521">
            <text:p>2.967521</text:p>
          </table:table-cell>
          <table:table-cell office:value-type="float" office:value="5.329811">
            <text:p>5.329811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9.637289">
            <text:p>-9.637289</text:p>
          </table:table-cell>
          <table:table-cell office:value-type="float" office:value="2.346024">
            <text:p>2.346024</text:p>
          </table:table-cell>
          <table:table-cell office:value-type="float" office:value="4.09368">
            <text:p>4.0936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10.068899">
            <text:p>-10.068899</text:p>
          </table:table-cell>
          <table:table-cell office:value-type="float" office:value="1.751939">
            <text:p>1.751939</text:p>
          </table:table-cell>
          <table:table-cell office:value-type="float" office:value="2.906967">
            <text:p>2.906967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10.51617">
            <text:p>-10.51617</text:p>
          </table:table-cell>
          <table:table-cell office:value-type="float" office:value="0.369054">
            <text:p>0.369054</text:p>
          </table:table-cell>
          <table:table-cell office:value-type="float" office:value="2.907552">
            <text:p>2.90755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10.514819">
            <text:p>-10.514819</text:p>
          </table:table-cell>
          <table:table-cell office:value-type="float" office:value="-0.364292">
            <text:p>-0.364292</text:p>
          </table:table-cell>
          <table:table-cell office:value-type="float" office:value="4.094937">
            <text:p>4.094937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10.063425">
            <text:p>-10.063425</text:p>
          </table:table-cell>
          <table:table-cell office:value-type="float" office:value="-1.745546">
            <text:p>-1.745546</text:p>
          </table:table-cell>
          <table:table-cell office:value-type="float" office:value="4.09536">
            <text:p>4.0953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9.336622">
            <text:p>-9.336622</text:p>
          </table:table-cell>
          <table:table-cell office:value-type="float" office:value="-1.980726">
            <text:p>-1.980726</text:p>
          </table:table-cell>
          <table:table-cell office:value-type="float" office:value="5.331852">
            <text:p>5.33185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8.206674">
            <text:p>-8.206674</text:p>
          </table:table-cell>
          <table:table-cell office:value-type="float" office:value="-2.799545">
            <text:p>-2.799545</text:p>
          </table:table-cell>
          <table:table-cell office:value-type="float" office:value="5.331899">
            <text:p>5.331899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7.031266">
            <text:p>-7.031266</text:p>
          </table:table-cell>
          <table:table-cell office:value-type="float" office:value="-2.415712">
            <text:p>-2.415712</text:p>
          </table:table-cell>
          <table:table-cell office:value-type="float" office:value="6.095573">
            <text:p>6.095573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4.728139">
            <text:p>-4.728139</text:p>
          </table:table-cell>
          <table:table-cell office:value-type="float" office:value="-0.738574">
            <text:p>-0.738574</text:p>
          </table:table-cell>
          <table:table-cell office:value-type="float" office:value="6.09489">
            <text:p>6.09489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4.726844">
            <text:p>-4.726844</text:p>
          </table:table-cell>
          <table:table-cell office:value-type="float" office:value="-1.975018">
            <text:p>-1.975018</text:p>
          </table:table-cell>
          <table:table-cell office:value-type="float" office:value="5.331037">
            <text:p>5.331037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5.854952">
            <text:p>-5.854952</text:p>
          </table:table-cell>
          <table:table-cell office:value-type="float" office:value="-2.796588">
            <text:p>-2.796588</text:p>
          </table:table-cell>
          <table:table-cell office:value-type="float" office:value="5.331496">
            <text:p>5.33149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6.303724">
            <text:p>-6.303724</text:p>
          </table:table-cell>
          <table:table-cell office:value-type="float" office:value="-3.415778">
            <text:p>-3.415778</text:p>
          </table:table-cell>
          <table:table-cell office:value-type="float" office:value="4.095431">
            <text:p>4.095431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7.757088">
            <text:p>-7.757088</text:p>
          </table:table-cell>
          <table:table-cell office:value-type="float" office:value="-3.417325">
            <text:p>-3.417325</text:p>
          </table:table-cell>
          <table:table-cell office:value-type="float" office:value="4.09546">
            <text:p>4.0954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8.455053">
            <text:p>-8.455053</text:p>
          </table:table-cell>
          <table:table-cell office:value-type="float" office:value="-3.1915">
            <text:p>-3.1915</text:p>
          </table:table-cell>
          <table:table-cell office:value-type="float" office:value="2.90855">
            <text:p>2.9085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9.632092">
            <text:p>-9.632092</text:p>
          </table:table-cell>
          <table:table-cell office:value-type="float" office:value="-2.338923">
            <text:p>-2.338923</text:p>
          </table:table-cell>
          <table:table-cell office:value-type="float" office:value="2.908406">
            <text:p>2.90840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9.633794">
            <text:p>-9.633794</text:p>
          </table:table-cell>
          <table:table-cell office:value-type="float" office:value="-1.575606">
            <text:p>-1.575606</text:p>
          </table:table-cell>
          <table:table-cell office:value-type="float" office:value="1.671645">
            <text:p>1.67164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10.066591">
            <text:p>-10.066591</text:p>
          </table:table-cell>
          <table:table-cell office:value-type="float" office:value="-0.24888">
            <text:p>-0.24888</text:p>
          </table:table-cell>
          <table:table-cell office:value-type="float" office:value="1.671307">
            <text:p>1.671307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8.462853">
            <text:p>-8.462853</text:p>
          </table:table-cell>
          <table:table-cell office:value-type="float" office:value="3.201837">
            <text:p>3.201837</text:p>
          </table:table-cell>
          <table:table-cell office:value-type="float" office:value="4.093195">
            <text:p>4.09319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7.037122">
            <text:p>-7.037122</text:p>
          </table:table-cell>
          <table:table-cell office:value-type="float" office:value="1.242029">
            <text:p>1.242029</text:p>
          </table:table-cell>
          <table:table-cell office:value-type="float" office:value="0.172606">
            <text:p>0.17260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7.038415">
            <text:p>-7.038415</text:p>
          </table:table-cell>
          <table:table-cell office:value-type="float" office:value="2.429274">
            <text:p>2.429274</text:p>
          </table:table-cell>
          <table:table-cell office:value-type="float" office:value="0.905728">
            <text:p>0.90572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5.862846">
            <text:p>-5.862846</text:p>
          </table:table-cell>
          <table:table-cell office:value-type="float" office:value="2.813241">
            <text:p>2.813241</text:p>
          </table:table-cell>
          <table:table-cell office:value-type="float" office:value="1.669369">
            <text:p>1.669369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4.733026">
            <text:p>-4.733026</text:p>
          </table:table-cell>
          <table:table-cell office:value-type="float" office:value="1.994305">
            <text:p>1.994305</text:p>
          </table:table-cell>
          <table:table-cell office:value-type="float" office:value="1.669575">
            <text:p>1.66957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4.731851">
            <text:p>-4.731851</text:p>
          </table:table-cell>
          <table:table-cell office:value-type="float" office:value="0.757597">
            <text:p>0.757597</text:p>
          </table:table-cell>
          <table:table-cell office:value-type="float" office:value="0.906088">
            <text:p>0.90608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6.307601">
            <text:p>-6.307601</text:p>
          </table:table-cell>
          <table:table-cell office:value-type="float" office:value="-0.99363">
            <text:p>-0.99363</text:p>
          </table:table-cell>
          <table:table-cell office:value-type="float" office:value="0.17312">
            <text:p>0.1731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7.76104">
            <text:p>-7.76104</text:p>
          </table:table-cell>
          <table:table-cell office:value-type="float" office:value="-0.995229">
            <text:p>-0.995229</text:p>
          </table:table-cell>
          <table:table-cell office:value-type="float" office:value="0.173905">
            <text:p>0.17390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8.211941">
            <text:p>-8.211941</text:p>
          </table:table-cell>
          <table:table-cell office:value-type="float" office:value="0.386441">
            <text:p>0.386441</text:p>
          </table:table-cell>
          <table:table-cell office:value-type="float" office:value="0.172845">
            <text:p>0.17284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9.341402">
            <text:p>-9.341402</text:p>
          </table:table-cell>
          <table:table-cell office:value-type="float" office:value="0.752209">
            <text:p>0.752209</text:p>
          </table:table-cell>
          <table:table-cell office:value-type="float" office:value="0.906448">
            <text:p>0.90644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9.342823">
            <text:p>-9.342823</text:p>
          </table:table-cell>
          <table:table-cell office:value-type="float" office:value="1.988645">
            <text:p>1.988645</text:p>
          </table:table-cell>
          <table:table-cell office:value-type="float" office:value="1.670295">
            <text:p>1.67029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8.214603">
            <text:p>-8.214603</text:p>
          </table:table-cell>
          <table:table-cell office:value-type="float" office:value="2.810197">
            <text:p>2.810197</text:p>
          </table:table-cell>
          <table:table-cell office:value-type="float" office:value="1.669888">
            <text:p>1.66988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6.312415">
            <text:p>-6.312415</text:p>
          </table:table-cell>
          <table:table-cell office:value-type="float" office:value="3.430892">
            <text:p>3.430892</text:p>
          </table:table-cell>
          <table:table-cell office:value-type="float" office:value="2.905767">
            <text:p>2.905767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5.614425">
            <text:p>-5.614425</text:p>
          </table:table-cell>
          <table:table-cell office:value-type="float" office:value="3.205122">
            <text:p>3.205122</text:p>
          </table:table-cell>
          <table:table-cell office:value-type="float" office:value="4.092746">
            <text:p>4.09274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4.437619">
            <text:p>-4.437619</text:p>
          </table:table-cell>
          <table:table-cell office:value-type="float" office:value="2.352553">
            <text:p>2.352553</text:p>
          </table:table-cell>
          <table:table-cell office:value-type="float" office:value="4.092822">
            <text:p>4.09282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4.006253">
            <text:p>-4.006253</text:p>
          </table:table-cell>
          <table:table-cell office:value-type="float" office:value="1.759304">
            <text:p>1.759304</text:p>
          </table:table-cell>
          <table:table-cell office:value-type="float" office:value="2.905892">
            <text:p>2.90589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3.554862">
            <text:p>-3.554862</text:p>
          </table:table-cell>
          <table:table-cell office:value-type="float" office:value="0.377834">
            <text:p>0.377834</text:p>
          </table:table-cell>
          <table:table-cell office:value-type="float" office:value="2.906359">
            <text:p>2.906359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4.003513">
            <text:p>-4.003513</text:p>
          </table:table-cell>
          <table:table-cell office:value-type="float" office:value="-0.241286">
            <text:p>-0.241286</text:p>
          </table:table-cell>
          <table:table-cell office:value-type="float" office:value="1.670296">
            <text:p>1.67029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4.433175">
            <text:p>-4.433175</text:p>
          </table:table-cell>
          <table:table-cell office:value-type="float" office:value="-1.568924">
            <text:p>-1.568924</text:p>
          </table:table-cell>
          <table:table-cell office:value-type="float" office:value="1.671038">
            <text:p>1.67103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5.608433">
            <text:p>-5.608433</text:p>
          </table:table-cell>
          <table:table-cell office:value-type="float" office:value="-1.952966">
            <text:p>-1.952966</text:p>
          </table:table-cell>
          <table:table-cell office:value-type="float" office:value="0.90686">
            <text:p>0.9068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8.457279">
            <text:p>-8.457279</text:p>
          </table:table-cell>
          <table:table-cell office:value-type="float" office:value="-1.956099">
            <text:p>-1.956099</text:p>
          </table:table-cell>
          <table:table-cell office:value-type="float" office:value="0.907903">
            <text:p>0.907903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7.729228">
            <text:p>-7.729228</text:p>
          </table:table-cell>
          <table:table-cell office:value-type="float" office:value="-2.955445">
            <text:p>-2.955445</text:p>
          </table:table-cell>
          <table:table-cell office:value-type="float" office:value="1.671772">
            <text:p>1.67177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6.333703">
            <text:p>-6.333703</text:p>
          </table:table-cell>
          <table:table-cell office:value-type="float" office:value="-2.953837">
            <text:p>-2.953837</text:p>
          </table:table-cell>
          <table:table-cell office:value-type="float" office:value="1.671562">
            <text:p>1.67156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5.606696">
            <text:p>-5.606696</text:p>
          </table:table-cell>
          <table:table-cell office:value-type="float" office:value="-3.188302">
            <text:p>-3.188302</text:p>
          </table:table-cell>
          <table:table-cell office:value-type="float" office:value="2.908078">
            <text:p>2.90807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4.432193">
            <text:p>-4.432193</text:p>
          </table:table-cell>
          <table:table-cell office:value-type="float" office:value="-2.332371">
            <text:p>-2.332371</text:p>
          </table:table-cell>
          <table:table-cell office:value-type="float" office:value="2.907581">
            <text:p>2.907581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4.000807">
            <text:p>-4.000807</text:p>
          </table:table-cell>
          <table:table-cell office:value-type="float" office:value="-1.73826">
            <text:p>-1.73826</text:p>
          </table:table-cell>
          <table:table-cell office:value-type="float" office:value="4.09428">
            <text:p>4.0942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3.553472">
            <text:p>-3.553472</text:p>
          </table:table-cell>
          <table:table-cell office:value-type="float" office:value="-0.355411">
            <text:p>-0.355411</text:p>
          </table:table-cell>
          <table:table-cell office:value-type="float" office:value="4.093729">
            <text:p>4.093729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4.003045">
            <text:p>-4.003045</text:p>
          </table:table-cell>
          <table:table-cell office:value-type="float" office:value="0.262546">
            <text:p>0.262546</text:p>
          </table:table-cell>
          <table:table-cell office:value-type="float" office:value="5.330052">
            <text:p>5.33005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4.435848">
            <text:p>-4.435848</text:p>
          </table:table-cell>
          <table:table-cell office:value-type="float" office:value="1.589225">
            <text:p>1.589225</text:p>
          </table:table-cell>
          <table:table-cell office:value-type="float" office:value="5.329757">
            <text:p>5.329757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7.765816">
            <text:p>-7.765816</text:p>
          </table:table-cell>
          <table:table-cell office:value-type="float" office:value="3.429395">
            <text:p>3.429395</text:p>
          </table:table-cell>
          <table:table-cell office:value-type="float" office:value="2.905805">
            <text:p>2.90580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6.340311">
            <text:p>-6.340311</text:p>
          </table:table-cell>
          <table:table-cell office:value-type="float" office:value="2.969155">
            <text:p>2.969155</text:p>
          </table:table-cell>
          <table:table-cell office:value-type="float" office:value="5.32961">
            <text:p>5.32961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-5.860214">
            <text:p>-5.860214</text:p>
          </table:table-cell>
          <table:table-cell office:value-type="float" office:value="0.389073">
            <text:p>0.389073</text:p>
          </table:table-cell>
          <table:table-cell office:value-type="float" office:value="0.172566">
            <text:p>0.17256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1]+7.026" office:value-type="float" office:value="-1.183334">
            <text:p>-1.183334</text:p>
          </table:table-cell>
          <table:table-cell table:formula="of:=[.C1]+7.026" office:value-type="float" office:value="6.650513">
            <text:p>6.650513</text:p>
          </table:table-cell>
          <table:table-cell table:formula="of:=[.D1]" office:value-type="float" office:value="6.828905">
            <text:p>6.828905</text:p>
          </table:table-cell>
          <table:table-cell table:formula="of:=[.B61]-[.B1]" office:value-type="float" office:value="7.026">
            <text:p>7.026</text:p>
          </table:table-cell>
          <table:table-cell table:formula="of:=[.C61]-[.C1]" office:value-type="float" office:value="7.026">
            <text:p>7.026</text:p>
          </table:table-cell>
          <table:table-cell table:formula="of:=[.D61]-[.D1]" office:value-type="float" office:value="0">
            <text:p>0</text:p>
          </table:table-cell>
        </table:table-row>
        <table:table-row table:style-name="ro1">
          <table:table-cell office:value-type="string">
            <text:p>C</text:p>
          </table:table-cell>
          <table:table-cell table:formula="of:=[.B2]+7.026" office:value-type="float" office:value="-0.735927">
            <text:p>-0.735927</text:p>
          </table:table-cell>
          <table:table-cell table:formula="of:=[.C2]+7.026" office:value-type="float" office:value="8.033272">
            <text:p>8.033272</text:p>
          </table:table-cell>
          <table:table-cell table:formula="of:=[.D2]" office:value-type="float" office:value="6.828108">
            <text:p>6.82810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3]+7.026" office:value-type="float" office:value="-1.435142">
            <text:p>-1.435142</text:p>
          </table:table-cell>
          <table:table-cell table:formula="of:=[.C3]+7.026" office:value-type="float" office:value="8.992637">
            <text:p>8.992637</text:p>
          </table:table-cell>
          <table:table-cell table:formula="of:=[.D3]" office:value-type="float" office:value="6.094433">
            <text:p>6.094433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4]+7.026" office:value-type="float" office:value="-2.610359">
            <text:p>-2.610359</text:p>
          </table:table-cell>
          <table:table-cell table:formula="of:=[.C4]+7.026" office:value-type="float" office:value="8.608561">
            <text:p>8.608561</text:p>
          </table:table-cell>
          <table:table-cell table:formula="of:=[.D4]" office:value-type="float" office:value="5.330306">
            <text:p>5.33030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5]+7.026" office:value-type="float" office:value="-3.039922">
            <text:p>-3.039922</text:p>
          </table:table-cell>
          <table:table-cell table:formula="of:=[.C5]+7.026" office:value-type="float" office:value="7.28094">
            <text:p>7.28094</text:p>
          </table:table-cell>
          <table:table-cell table:formula="of:=[.D5]" office:value-type="float" office:value="5.330874">
            <text:p>5.330874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6]+7.026" office:value-type="float" office:value="-2.311482">
            <text:p>-2.311482</text:p>
          </table:table-cell>
          <table:table-cell table:formula="of:=[.C6]+7.026" office:value-type="float" office:value="6.282116">
            <text:p>6.282116</text:p>
          </table:table-cell>
          <table:table-cell table:formula="of:=[.D6]" office:value-type="float" office:value="6.094819">
            <text:p>6.094819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7]+7.026" office:value-type="float" office:value="-0.00650400000000051">
            <text:p>-0.006504</text:p>
          </table:table-cell>
          <table:table-cell table:formula="of:=[.C7]+7.026" office:value-type="float" office:value="5.797597">
            <text:p>5.797597</text:p>
          </table:table-cell>
          <table:table-cell table:formula="of:=[.D7]" office:value-type="float" office:value="6.82873">
            <text:p>6.82873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8]+7.026" office:value-type="float" office:value="1.168326">
            <text:p>1.168326</text:p>
          </table:table-cell>
          <table:table-cell table:formula="of:=[.C8]+7.026" office:value-type="float" office:value="6.65321">
            <text:p>6.65321</text:p>
          </table:table-cell>
          <table:table-cell table:formula="of:=[.D8]" office:value-type="float" office:value="6.828439">
            <text:p>6.828439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9]+7.026" office:value-type="float" office:value="0.717487999999999">
            <text:p>0.717488</text:p>
          </table:table-cell>
          <table:table-cell table:formula="of:=[.C9]+7.026" office:value-type="float" office:value="8.034786">
            <text:p>8.034786</text:p>
          </table:table-cell>
          <table:table-cell table:formula="of:=[.D9]" office:value-type="float" office:value="6.827303">
            <text:p>6.827303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10]+7.026" office:value-type="float" office:value="1.413748">
            <text:p>1.413748</text:p>
          </table:table-cell>
          <table:table-cell table:formula="of:=[.C10]+7.026" office:value-type="float" office:value="8.995851">
            <text:p>8.995851</text:p>
          </table:table-cell>
          <table:table-cell table:formula="of:=[.D10]" office:value-type="float" office:value="6.093466">
            <text:p>6.09346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11]+7.026" office:value-type="float" office:value="-0.709816">
            <text:p>-0.709816</text:p>
          </table:table-cell>
          <table:table-cell table:formula="of:=[.C11]+7.026" office:value-type="float" office:value="9.993521">
            <text:p>9.993521</text:p>
          </table:table-cell>
          <table:table-cell table:formula="of:=[.D11]" office:value-type="float" office:value="5.329811">
            <text:p>5.329811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12]+7.026" office:value-type="float" office:value="-2.611289">
            <text:p>-2.611289</text:p>
          </table:table-cell>
          <table:table-cell table:formula="of:=[.C12]+7.026" office:value-type="float" office:value="9.372024">
            <text:p>9.372024</text:p>
          </table:table-cell>
          <table:table-cell table:formula="of:=[.D12]" office:value-type="float" office:value="4.09368">
            <text:p>4.0936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13]+7.026" office:value-type="float" office:value="-3.042899">
            <text:p>-3.042899</text:p>
          </table:table-cell>
          <table:table-cell table:formula="of:=[.C13]+7.026" office:value-type="float" office:value="8.777939">
            <text:p>8.777939</text:p>
          </table:table-cell>
          <table:table-cell table:formula="of:=[.D13]" office:value-type="float" office:value="2.906967">
            <text:p>2.906967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14]+7.026" office:value-type="float" office:value="-3.49017">
            <text:p>-3.49017</text:p>
          </table:table-cell>
          <table:table-cell table:formula="of:=[.C14]+7.026" office:value-type="float" office:value="7.395054">
            <text:p>7.395054</text:p>
          </table:table-cell>
          <table:table-cell table:formula="of:=[.D14]" office:value-type="float" office:value="2.907552">
            <text:p>2.90755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15]+7.026" office:value-type="float" office:value="-3.488819">
            <text:p>-3.488819</text:p>
          </table:table-cell>
          <table:table-cell table:formula="of:=[.C15]+7.026" office:value-type="float" office:value="6.661708">
            <text:p>6.661708</text:p>
          </table:table-cell>
          <table:table-cell table:formula="of:=[.D15]" office:value-type="float" office:value="4.094937">
            <text:p>4.094937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16]+7.026" office:value-type="float" office:value="-3.037425">
            <text:p>-3.037425</text:p>
          </table:table-cell>
          <table:table-cell table:formula="of:=[.C16]+7.026" office:value-type="float" office:value="5.280454">
            <text:p>5.280454</text:p>
          </table:table-cell>
          <table:table-cell table:formula="of:=[.D16]" office:value-type="float" office:value="4.09536">
            <text:p>4.0953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17]+7.026" office:value-type="float" office:value="-2.310622">
            <text:p>-2.310622</text:p>
          </table:table-cell>
          <table:table-cell table:formula="of:=[.C17]+7.026" office:value-type="float" office:value="5.045274">
            <text:p>5.045274</text:p>
          </table:table-cell>
          <table:table-cell table:formula="of:=[.D17]" office:value-type="float" office:value="5.331852">
            <text:p>5.33185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18]+7.026" office:value-type="float" office:value="-1.180674">
            <text:p>-1.180674</text:p>
          </table:table-cell>
          <table:table-cell table:formula="of:=[.C18]+7.026" office:value-type="float" office:value="4.226455">
            <text:p>4.226455</text:p>
          </table:table-cell>
          <table:table-cell table:formula="of:=[.D18]" office:value-type="float" office:value="5.331899">
            <text:p>5.331899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19]+7.026" office:value-type="float" office:value="-0.00526599999999977">
            <text:p>-0.005266</text:p>
          </table:table-cell>
          <table:table-cell table:formula="of:=[.C19]+7.026" office:value-type="float" office:value="4.610288">
            <text:p>4.610288</text:p>
          </table:table-cell>
          <table:table-cell table:formula="of:=[.D19]" office:value-type="float" office:value="6.095573">
            <text:p>6.095573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20]+7.026" office:value-type="float" office:value="2.297861">
            <text:p>2.297861</text:p>
          </table:table-cell>
          <table:table-cell table:formula="of:=[.C20]+7.026" office:value-type="float" office:value="6.287426">
            <text:p>6.287426</text:p>
          </table:table-cell>
          <table:table-cell table:formula="of:=[.D20]" office:value-type="float" office:value="6.09489">
            <text:p>6.09489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21]+7.026" office:value-type="float" office:value="2.299156">
            <text:p>2.299156</text:p>
          </table:table-cell>
          <table:table-cell table:formula="of:=[.C21]+7.026" office:value-type="float" office:value="5.050982">
            <text:p>5.050982</text:p>
          </table:table-cell>
          <table:table-cell table:formula="of:=[.D21]" office:value-type="float" office:value="5.331037">
            <text:p>5.331037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22]+7.026" office:value-type="float" office:value="1.171048">
            <text:p>1.171048</text:p>
          </table:table-cell>
          <table:table-cell table:formula="of:=[.C22]+7.026" office:value-type="float" office:value="4.229412">
            <text:p>4.229412</text:p>
          </table:table-cell>
          <table:table-cell table:formula="of:=[.D22]" office:value-type="float" office:value="5.331496">
            <text:p>5.33149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23]+7.026" office:value-type="float" office:value="0.722276">
            <text:p>0.722276</text:p>
          </table:table-cell>
          <table:table-cell table:formula="of:=[.C23]+7.026" office:value-type="float" office:value="3.610222">
            <text:p>3.610222</text:p>
          </table:table-cell>
          <table:table-cell table:formula="of:=[.D23]" office:value-type="float" office:value="4.095431">
            <text:p>4.095431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24]+7.026" office:value-type="float" office:value="-0.731088">
            <text:p>-0.731088</text:p>
          </table:table-cell>
          <table:table-cell table:formula="of:=[.C24]+7.026" office:value-type="float" office:value="3.608675">
            <text:p>3.608675</text:p>
          </table:table-cell>
          <table:table-cell table:formula="of:=[.D24]" office:value-type="float" office:value="4.09546">
            <text:p>4.0954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25]+7.026" office:value-type="float" office:value="-1.429053">
            <text:p>-1.429053</text:p>
          </table:table-cell>
          <table:table-cell table:formula="of:=[.C25]+7.026" office:value-type="float" office:value="3.8345">
            <text:p>3.8345</text:p>
          </table:table-cell>
          <table:table-cell table:formula="of:=[.D25]" office:value-type="float" office:value="2.90855">
            <text:p>2.9085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26]+7.026" office:value-type="float" office:value="-2.606092">
            <text:p>-2.606092</text:p>
          </table:table-cell>
          <table:table-cell table:formula="of:=[.C26]+7.026" office:value-type="float" office:value="4.687077">
            <text:p>4.687077</text:p>
          </table:table-cell>
          <table:table-cell table:formula="of:=[.D26]" office:value-type="float" office:value="2.908406">
            <text:p>2.90840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27]+7.026" office:value-type="float" office:value="-2.607794">
            <text:p>-2.607794</text:p>
          </table:table-cell>
          <table:table-cell table:formula="of:=[.C27]+7.026" office:value-type="float" office:value="5.450394">
            <text:p>5.450394</text:p>
          </table:table-cell>
          <table:table-cell table:formula="of:=[.D27]" office:value-type="float" office:value="1.671645">
            <text:p>1.67164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28]+7.026" office:value-type="float" office:value="-3.040591">
            <text:p>-3.040591</text:p>
          </table:table-cell>
          <table:table-cell table:formula="of:=[.C28]+7.026" office:value-type="float" office:value="6.77712">
            <text:p>6.77712</text:p>
          </table:table-cell>
          <table:table-cell table:formula="of:=[.D28]" office:value-type="float" office:value="1.671307">
            <text:p>1.671307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29]+7.026" office:value-type="float" office:value="-1.436853">
            <text:p>-1.436853</text:p>
          </table:table-cell>
          <table:table-cell table:formula="of:=[.C29]+7.026" office:value-type="float" office:value="10.227837">
            <text:p>10.227837</text:p>
          </table:table-cell>
          <table:table-cell table:formula="of:=[.D29]" office:value-type="float" office:value="4.093195">
            <text:p>4.09319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30]+7.026" office:value-type="float" office:value="-0.0111220000000003">
            <text:p>-0.011122</text:p>
          </table:table-cell>
          <table:table-cell table:formula="of:=[.C30]+7.026" office:value-type="float" office:value="8.268029">
            <text:p>8.268029</text:p>
          </table:table-cell>
          <table:table-cell table:formula="of:=[.D30]" office:value-type="float" office:value="0.172606">
            <text:p>0.17260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31]+7.026" office:value-type="float" office:value="-0.0124149999999998">
            <text:p>-0.012415</text:p>
          </table:table-cell>
          <table:table-cell table:formula="of:=[.C31]+7.026" office:value-type="float" office:value="9.455274">
            <text:p>9.455274</text:p>
          </table:table-cell>
          <table:table-cell table:formula="of:=[.D31]" office:value-type="float" office:value="0.905728">
            <text:p>0.90572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32]+7.026" office:value-type="float" office:value="1.163154">
            <text:p>1.163154</text:p>
          </table:table-cell>
          <table:table-cell table:formula="of:=[.C32]+7.026" office:value-type="float" office:value="9.839241">
            <text:p>9.839241</text:p>
          </table:table-cell>
          <table:table-cell table:formula="of:=[.D32]" office:value-type="float" office:value="1.669369">
            <text:p>1.669369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33]+7.026" office:value-type="float" office:value="2.292974">
            <text:p>2.292974</text:p>
          </table:table-cell>
          <table:table-cell table:formula="of:=[.C33]+7.026" office:value-type="float" office:value="9.020305">
            <text:p>9.020305</text:p>
          </table:table-cell>
          <table:table-cell table:formula="of:=[.D33]" office:value-type="float" office:value="1.669575">
            <text:p>1.66957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34]+7.026" office:value-type="float" office:value="2.294149">
            <text:p>2.294149</text:p>
          </table:table-cell>
          <table:table-cell table:formula="of:=[.C34]+7.026" office:value-type="float" office:value="7.783597">
            <text:p>7.783597</text:p>
          </table:table-cell>
          <table:table-cell table:formula="of:=[.D34]" office:value-type="float" office:value="0.906088">
            <text:p>0.90608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35]+7.026" office:value-type="float" office:value="0.718399">
            <text:p>0.718399</text:p>
          </table:table-cell>
          <table:table-cell table:formula="of:=[.C35]+7.026" office:value-type="float" office:value="6.03237">
            <text:p>6.03237</text:p>
          </table:table-cell>
          <table:table-cell table:formula="of:=[.D35]" office:value-type="float" office:value="0.17312">
            <text:p>0.1731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36]+7.026" office:value-type="float" office:value="-0.73504">
            <text:p>-0.73504</text:p>
          </table:table-cell>
          <table:table-cell table:formula="of:=[.C36]+7.026" office:value-type="float" office:value="6.030771">
            <text:p>6.030771</text:p>
          </table:table-cell>
          <table:table-cell table:formula="of:=[.D36]" office:value-type="float" office:value="0.173905">
            <text:p>0.17390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37]+7.026" office:value-type="float" office:value="-1.185941">
            <text:p>-1.185941</text:p>
          </table:table-cell>
          <table:table-cell table:formula="of:=[.C37]+7.026" office:value-type="float" office:value="7.412441">
            <text:p>7.412441</text:p>
          </table:table-cell>
          <table:table-cell table:formula="of:=[.D37]" office:value-type="float" office:value="0.172845">
            <text:p>0.17284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38]+7.026" office:value-type="float" office:value="-2.315402">
            <text:p>-2.315402</text:p>
          </table:table-cell>
          <table:table-cell table:formula="of:=[.C38]+7.026" office:value-type="float" office:value="7.778209">
            <text:p>7.778209</text:p>
          </table:table-cell>
          <table:table-cell table:formula="of:=[.D38]" office:value-type="float" office:value="0.906448">
            <text:p>0.90644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39]+7.026" office:value-type="float" office:value="-2.316823">
            <text:p>-2.316823</text:p>
          </table:table-cell>
          <table:table-cell table:formula="of:=[.C39]+7.026" office:value-type="float" office:value="9.014645">
            <text:p>9.014645</text:p>
          </table:table-cell>
          <table:table-cell table:formula="of:=[.D39]" office:value-type="float" office:value="1.670295">
            <text:p>1.67029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40]+7.026" office:value-type="float" office:value="-1.188603">
            <text:p>-1.188603</text:p>
          </table:table-cell>
          <table:table-cell table:formula="of:=[.C40]+7.026" office:value-type="float" office:value="9.836197">
            <text:p>9.836197</text:p>
          </table:table-cell>
          <table:table-cell table:formula="of:=[.D40]" office:value-type="float" office:value="1.669888">
            <text:p>1.66988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41]+7.026" office:value-type="float" office:value="0.713585">
            <text:p>0.713585</text:p>
          </table:table-cell>
          <table:table-cell table:formula="of:=[.C41]+7.026" office:value-type="float" office:value="10.456892">
            <text:p>10.456892</text:p>
          </table:table-cell>
          <table:table-cell table:formula="of:=[.D41]" office:value-type="float" office:value="2.905767">
            <text:p>2.905767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42]+7.026" office:value-type="float" office:value="1.411575">
            <text:p>1.411575</text:p>
          </table:table-cell>
          <table:table-cell table:formula="of:=[.C42]+7.026" office:value-type="float" office:value="10.231122">
            <text:p>10.231122</text:p>
          </table:table-cell>
          <table:table-cell table:formula="of:=[.D42]" office:value-type="float" office:value="4.092746">
            <text:p>4.09274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43]+7.026" office:value-type="float" office:value="2.588381">
            <text:p>2.588381</text:p>
          </table:table-cell>
          <table:table-cell table:formula="of:=[.C43]+7.026" office:value-type="float" office:value="9.378553">
            <text:p>9.378553</text:p>
          </table:table-cell>
          <table:table-cell table:formula="of:=[.D43]" office:value-type="float" office:value="4.092822">
            <text:p>4.09282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44]+7.026" office:value-type="float" office:value="3.019747">
            <text:p>3.019747</text:p>
          </table:table-cell>
          <table:table-cell table:formula="of:=[.C44]+7.026" office:value-type="float" office:value="8.785304">
            <text:p>8.785304</text:p>
          </table:table-cell>
          <table:table-cell table:formula="of:=[.D44]" office:value-type="float" office:value="2.905892">
            <text:p>2.90589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45]+7.026" office:value-type="float" office:value="3.471138">
            <text:p>3.471138</text:p>
          </table:table-cell>
          <table:table-cell table:formula="of:=[.C45]+7.026" office:value-type="float" office:value="7.403834">
            <text:p>7.403834</text:p>
          </table:table-cell>
          <table:table-cell table:formula="of:=[.D45]" office:value-type="float" office:value="2.906359">
            <text:p>2.906359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46]+7.026" office:value-type="float" office:value="3.022487">
            <text:p>3.022487</text:p>
          </table:table-cell>
          <table:table-cell table:formula="of:=[.C46]+7.026" office:value-type="float" office:value="6.784714">
            <text:p>6.784714</text:p>
          </table:table-cell>
          <table:table-cell table:formula="of:=[.D46]" office:value-type="float" office:value="1.670296">
            <text:p>1.67029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47]+7.026" office:value-type="float" office:value="2.592825">
            <text:p>2.592825</text:p>
          </table:table-cell>
          <table:table-cell table:formula="of:=[.C47]+7.026" office:value-type="float" office:value="5.457076">
            <text:p>5.457076</text:p>
          </table:table-cell>
          <table:table-cell table:formula="of:=[.D47]" office:value-type="float" office:value="1.671038">
            <text:p>1.67103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48]+7.026" office:value-type="float" office:value="1.417567">
            <text:p>1.417567</text:p>
          </table:table-cell>
          <table:table-cell table:formula="of:=[.C48]+7.026" office:value-type="float" office:value="5.073034">
            <text:p>5.073034</text:p>
          </table:table-cell>
          <table:table-cell table:formula="of:=[.D48]" office:value-type="float" office:value="0.90686">
            <text:p>0.9068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49]+7.026" office:value-type="float" office:value="-1.431279">
            <text:p>-1.431279</text:p>
          </table:table-cell>
          <table:table-cell table:formula="of:=[.C49]+7.026" office:value-type="float" office:value="5.069901">
            <text:p>5.069901</text:p>
          </table:table-cell>
          <table:table-cell table:formula="of:=[.D49]" office:value-type="float" office:value="0.907903">
            <text:p>0.907903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50]+7.026" office:value-type="float" office:value="-0.703228">
            <text:p>-0.703228</text:p>
          </table:table-cell>
          <table:table-cell table:formula="of:=[.C50]+7.026" office:value-type="float" office:value="4.070555">
            <text:p>4.070555</text:p>
          </table:table-cell>
          <table:table-cell table:formula="of:=[.D50]" office:value-type="float" office:value="1.671772">
            <text:p>1.67177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51]+7.026" office:value-type="float" office:value="0.692297">
            <text:p>0.692297</text:p>
          </table:table-cell>
          <table:table-cell table:formula="of:=[.C51]+7.026" office:value-type="float" office:value="4.072163">
            <text:p>4.072163</text:p>
          </table:table-cell>
          <table:table-cell table:formula="of:=[.D51]" office:value-type="float" office:value="1.671562">
            <text:p>1.67156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52]+7.026" office:value-type="float" office:value="1.419304">
            <text:p>1.419304</text:p>
          </table:table-cell>
          <table:table-cell table:formula="of:=[.C52]+7.026" office:value-type="float" office:value="3.837698">
            <text:p>3.837698</text:p>
          </table:table-cell>
          <table:table-cell table:formula="of:=[.D52]" office:value-type="float" office:value="2.908078">
            <text:p>2.90807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53]+7.026" office:value-type="float" office:value="2.593807">
            <text:p>2.593807</text:p>
          </table:table-cell>
          <table:table-cell table:formula="of:=[.C53]+7.026" office:value-type="float" office:value="4.693629">
            <text:p>4.693629</text:p>
          </table:table-cell>
          <table:table-cell table:formula="of:=[.D53]" office:value-type="float" office:value="2.907581">
            <text:p>2.907581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54]+7.026" office:value-type="float" office:value="3.025193">
            <text:p>3.025193</text:p>
          </table:table-cell>
          <table:table-cell table:formula="of:=[.C54]+7.026" office:value-type="float" office:value="5.28774">
            <text:p>5.28774</text:p>
          </table:table-cell>
          <table:table-cell table:formula="of:=[.D54]" office:value-type="float" office:value="4.09428">
            <text:p>4.0942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55]+7.026" office:value-type="float" office:value="3.472528">
            <text:p>3.472528</text:p>
          </table:table-cell>
          <table:table-cell table:formula="of:=[.C55]+7.026" office:value-type="float" office:value="6.670589">
            <text:p>6.670589</text:p>
          </table:table-cell>
          <table:table-cell table:formula="of:=[.D55]" office:value-type="float" office:value="4.093729">
            <text:p>4.093729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56]+7.026" office:value-type="float" office:value="3.022955">
            <text:p>3.022955</text:p>
          </table:table-cell>
          <table:table-cell table:formula="of:=[.C56]+7.026" office:value-type="float" office:value="7.288546">
            <text:p>7.288546</text:p>
          </table:table-cell>
          <table:table-cell table:formula="of:=[.D56]" office:value-type="float" office:value="5.330052">
            <text:p>5.33005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57]+7.026" office:value-type="float" office:value="2.590152">
            <text:p>2.590152</text:p>
          </table:table-cell>
          <table:table-cell table:formula="of:=[.C57]+7.026" office:value-type="float" office:value="8.615225">
            <text:p>8.615225</text:p>
          </table:table-cell>
          <table:table-cell table:formula="of:=[.D57]" office:value-type="float" office:value="5.329757">
            <text:p>5.329757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58]+7.026" office:value-type="float" office:value="-0.739816">
            <text:p>-0.739816</text:p>
          </table:table-cell>
          <table:table-cell table:formula="of:=[.C58]+7.026" office:value-type="float" office:value="10.455395">
            <text:p>10.455395</text:p>
          </table:table-cell>
          <table:table-cell table:formula="of:=[.D58]" office:value-type="float" office:value="2.905805">
            <text:p>2.90580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59]+7.026" office:value-type="float" office:value="0.685689">
            <text:p>0.685689</text:p>
          </table:table-cell>
          <table:table-cell table:formula="of:=[.C59]+7.026" office:value-type="float" office:value="9.995155">
            <text:p>9.995155</text:p>
          </table:table-cell>
          <table:table-cell table:formula="of:=[.D59]" office:value-type="float" office:value="5.32961">
            <text:p>5.32961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60]+7.026" office:value-type="float" office:value="1.165786">
            <text:p>1.165786</text:p>
          </table:table-cell>
          <table:table-cell table:formula="of:=[.C60]+7.026" office:value-type="float" office:value="7.415073">
            <text:p>7.415073</text:p>
          </table:table-cell>
          <table:table-cell table:formula="of:=[.D60]" office:value-type="float" office:value="0.172566">
            <text:p>0.17256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1]+7.026" office:value-type="float" office:value="-1.183334">
            <text:p>-1.183334</text:p>
          </table:table-cell>
          <table:table-cell table:formula="of:=[.C1]" office:value-type="float" office:value="-0.375487">
            <text:p>-0.375487</text:p>
          </table:table-cell>
          <table:table-cell table:style-name="ce2" table:formula="of:=[.D1]+7.026" office:value-type="float" office:value="13.854905">
            <text:p>13.85490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2]+7.026" office:value-type="float" office:value="-0.735927">
            <text:p>-0.735927</text:p>
          </table:table-cell>
          <table:table-cell table:formula="of:=[.C2]" office:value-type="float" office:value="1.007272">
            <text:p>1.007272</text:p>
          </table:table-cell>
          <table:table-cell table:style-name="ce2" table:formula="of:=[.D2]+7.026" office:value-type="float" office:value="13.854108">
            <text:p>13.85410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3]+7.026" office:value-type="float" office:value="-1.435142">
            <text:p>-1.435142</text:p>
          </table:table-cell>
          <table:table-cell table:formula="of:=[.C3]" office:value-type="float" office:value="1.966637">
            <text:p>1.966637</text:p>
          </table:table-cell>
          <table:table-cell table:style-name="ce2" table:formula="of:=[.D3]+7.026" office:value-type="float" office:value="13.120433">
            <text:p>13.120433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4]+7.026" office:value-type="float" office:value="-2.610359">
            <text:p>-2.610359</text:p>
          </table:table-cell>
          <table:table-cell table:formula="of:=[.C4]" office:value-type="float" office:value="1.582561">
            <text:p>1.582561</text:p>
          </table:table-cell>
          <table:table-cell table:style-name="ce2" table:formula="of:=[.D4]+7.026" office:value-type="float" office:value="12.356306">
            <text:p>12.35630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5]+7.026" office:value-type="float" office:value="-3.039922">
            <text:p>-3.039922</text:p>
          </table:table-cell>
          <table:table-cell table:formula="of:=[.C5]" office:value-type="float" office:value="0.25494">
            <text:p>0.25494</text:p>
          </table:table-cell>
          <table:table-cell table:style-name="ce2" table:formula="of:=[.D5]+7.026" office:value-type="float" office:value="12.356874">
            <text:p>12.356874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6]+7.026" office:value-type="float" office:value="-2.311482">
            <text:p>-2.311482</text:p>
          </table:table-cell>
          <table:table-cell table:formula="of:=[.C6]" office:value-type="float" office:value="-0.743884">
            <text:p>-0.743884</text:p>
          </table:table-cell>
          <table:table-cell table:style-name="ce2" table:formula="of:=[.D6]+7.026" office:value-type="float" office:value="13.120819">
            <text:p>13.120819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7]+7.026" office:value-type="float" office:value="-0.00650400000000051">
            <text:p>-0.006504</text:p>
          </table:table-cell>
          <table:table-cell table:formula="of:=[.C7]" office:value-type="float" office:value="-1.228403">
            <text:p>-1.228403</text:p>
          </table:table-cell>
          <table:table-cell table:style-name="ce2" table:formula="of:=[.D7]+7.026" office:value-type="float" office:value="13.85473">
            <text:p>13.85473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8]+7.026" office:value-type="float" office:value="1.168326">
            <text:p>1.168326</text:p>
          </table:table-cell>
          <table:table-cell table:formula="of:=[.C8]" office:value-type="float" office:value="-0.37279">
            <text:p>-0.37279</text:p>
          </table:table-cell>
          <table:table-cell table:style-name="ce2" table:formula="of:=[.D8]+7.026" office:value-type="float" office:value="13.854439">
            <text:p>13.854439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9]+7.026" office:value-type="float" office:value="0.717487999999999">
            <text:p>0.717488</text:p>
          </table:table-cell>
          <table:table-cell table:formula="of:=[.C9]" office:value-type="float" office:value="1.008786">
            <text:p>1.008786</text:p>
          </table:table-cell>
          <table:table-cell table:style-name="ce2" table:formula="of:=[.D9]+7.026" office:value-type="float" office:value="13.853303">
            <text:p>13.853303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10]+7.026" office:value-type="float" office:value="1.413748">
            <text:p>1.413748</text:p>
          </table:table-cell>
          <table:table-cell table:formula="of:=[.C10]" office:value-type="float" office:value="1.969851">
            <text:p>1.969851</text:p>
          </table:table-cell>
          <table:table-cell table:style-name="ce2" table:formula="of:=[.D10]+7.026" office:value-type="float" office:value="13.119466">
            <text:p>13.11946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11]+7.026" office:value-type="float" office:value="-0.709816">
            <text:p>-0.709816</text:p>
          </table:table-cell>
          <table:table-cell table:formula="of:=[.C11]" office:value-type="float" office:value="2.967521">
            <text:p>2.967521</text:p>
          </table:table-cell>
          <table:table-cell table:style-name="ce2" table:formula="of:=[.D11]+7.026" office:value-type="float" office:value="12.355811">
            <text:p>12.355811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12]+7.026" office:value-type="float" office:value="-2.611289">
            <text:p>-2.611289</text:p>
          </table:table-cell>
          <table:table-cell table:formula="of:=[.C12]" office:value-type="float" office:value="2.346024">
            <text:p>2.346024</text:p>
          </table:table-cell>
          <table:table-cell table:style-name="ce2" table:formula="of:=[.D12]+7.026" office:value-type="float" office:value="11.11968">
            <text:p>11.1196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13]+7.026" office:value-type="float" office:value="-3.042899">
            <text:p>-3.042899</text:p>
          </table:table-cell>
          <table:table-cell table:formula="of:=[.C13]" office:value-type="float" office:value="1.751939">
            <text:p>1.751939</text:p>
          </table:table-cell>
          <table:table-cell table:style-name="ce2" table:formula="of:=[.D13]+7.026" office:value-type="float" office:value="9.932967">
            <text:p>9.932967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14]+7.026" office:value-type="float" office:value="-3.49017">
            <text:p>-3.49017</text:p>
          </table:table-cell>
          <table:table-cell table:formula="of:=[.C14]" office:value-type="float" office:value="0.369054">
            <text:p>0.369054</text:p>
          </table:table-cell>
          <table:table-cell table:style-name="ce2" table:formula="of:=[.D14]+7.026" office:value-type="float" office:value="9.933552">
            <text:p>9.93355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15]+7.026" office:value-type="float" office:value="-3.488819">
            <text:p>-3.488819</text:p>
          </table:table-cell>
          <table:table-cell table:formula="of:=[.C15]" office:value-type="float" office:value="-0.364292">
            <text:p>-0.364292</text:p>
          </table:table-cell>
          <table:table-cell table:style-name="ce2" table:formula="of:=[.D15]+7.026" office:value-type="float" office:value="11.120937">
            <text:p>11.120937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16]+7.026" office:value-type="float" office:value="-3.037425">
            <text:p>-3.037425</text:p>
          </table:table-cell>
          <table:table-cell table:formula="of:=[.C16]" office:value-type="float" office:value="-1.745546">
            <text:p>-1.745546</text:p>
          </table:table-cell>
          <table:table-cell table:style-name="ce2" table:formula="of:=[.D16]+7.026" office:value-type="float" office:value="11.12136">
            <text:p>11.1213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17]+7.026" office:value-type="float" office:value="-2.310622">
            <text:p>-2.310622</text:p>
          </table:table-cell>
          <table:table-cell table:formula="of:=[.C17]" office:value-type="float" office:value="-1.980726">
            <text:p>-1.980726</text:p>
          </table:table-cell>
          <table:table-cell table:style-name="ce2" table:formula="of:=[.D17]+7.026" office:value-type="float" office:value="12.357852">
            <text:p>12.35785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18]+7.026" office:value-type="float" office:value="-1.180674">
            <text:p>-1.180674</text:p>
          </table:table-cell>
          <table:table-cell table:formula="of:=[.C18]" office:value-type="float" office:value="-2.799545">
            <text:p>-2.799545</text:p>
          </table:table-cell>
          <table:table-cell table:style-name="ce2" table:formula="of:=[.D18]+7.026" office:value-type="float" office:value="12.357899">
            <text:p>12.357899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19]+7.026" office:value-type="float" office:value="-0.00526599999999977">
            <text:p>-0.005266</text:p>
          </table:table-cell>
          <table:table-cell table:formula="of:=[.C19]" office:value-type="float" office:value="-2.415712">
            <text:p>-2.415712</text:p>
          </table:table-cell>
          <table:table-cell table:style-name="ce2" table:formula="of:=[.D19]+7.026" office:value-type="float" office:value="13.121573">
            <text:p>13.121573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20]+7.026" office:value-type="float" office:value="2.297861">
            <text:p>2.297861</text:p>
          </table:table-cell>
          <table:table-cell table:formula="of:=[.C20]" office:value-type="float" office:value="-0.738574">
            <text:p>-0.738574</text:p>
          </table:table-cell>
          <table:table-cell table:style-name="ce2" table:formula="of:=[.D20]+7.026" office:value-type="float" office:value="13.12089">
            <text:p>13.12089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21]+7.026" office:value-type="float" office:value="2.299156">
            <text:p>2.299156</text:p>
          </table:table-cell>
          <table:table-cell table:formula="of:=[.C21]" office:value-type="float" office:value="-1.975018">
            <text:p>-1.975018</text:p>
          </table:table-cell>
          <table:table-cell table:style-name="ce2" table:formula="of:=[.D21]+7.026" office:value-type="float" office:value="12.357037">
            <text:p>12.357037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22]+7.026" office:value-type="float" office:value="1.171048">
            <text:p>1.171048</text:p>
          </table:table-cell>
          <table:table-cell table:formula="of:=[.C22]" office:value-type="float" office:value="-2.796588">
            <text:p>-2.796588</text:p>
          </table:table-cell>
          <table:table-cell table:style-name="ce2" table:formula="of:=[.D22]+7.026" office:value-type="float" office:value="12.357496">
            <text:p>12.35749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23]+7.026" office:value-type="float" office:value="0.722276">
            <text:p>0.722276</text:p>
          </table:table-cell>
          <table:table-cell table:formula="of:=[.C23]" office:value-type="float" office:value="-3.415778">
            <text:p>-3.415778</text:p>
          </table:table-cell>
          <table:table-cell table:style-name="ce2" table:formula="of:=[.D23]+7.026" office:value-type="float" office:value="11.121431">
            <text:p>11.121431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24]+7.026" office:value-type="float" office:value="-0.731088">
            <text:p>-0.731088</text:p>
          </table:table-cell>
          <table:table-cell table:formula="of:=[.C24]" office:value-type="float" office:value="-3.417325">
            <text:p>-3.417325</text:p>
          </table:table-cell>
          <table:table-cell table:style-name="ce2" table:formula="of:=[.D24]+7.026" office:value-type="float" office:value="11.12146">
            <text:p>11.1214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25]+7.026" office:value-type="float" office:value="-1.429053">
            <text:p>-1.429053</text:p>
          </table:table-cell>
          <table:table-cell table:formula="of:=[.C25]" office:value-type="float" office:value="-3.1915">
            <text:p>-3.1915</text:p>
          </table:table-cell>
          <table:table-cell table:style-name="ce2" table:formula="of:=[.D25]+7.026" office:value-type="float" office:value="9.93455">
            <text:p>9.9345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26]+7.026" office:value-type="float" office:value="-2.606092">
            <text:p>-2.606092</text:p>
          </table:table-cell>
          <table:table-cell table:formula="of:=[.C26]" office:value-type="float" office:value="-2.338923">
            <text:p>-2.338923</text:p>
          </table:table-cell>
          <table:table-cell table:style-name="ce2" table:formula="of:=[.D26]+7.026" office:value-type="float" office:value="9.934406">
            <text:p>9.93440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27]+7.026" office:value-type="float" office:value="-2.607794">
            <text:p>-2.607794</text:p>
          </table:table-cell>
          <table:table-cell table:formula="of:=[.C27]" office:value-type="float" office:value="-1.575606">
            <text:p>-1.575606</text:p>
          </table:table-cell>
          <table:table-cell table:style-name="ce2" table:formula="of:=[.D27]+7.026" office:value-type="float" office:value="8.697645">
            <text:p>8.69764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28]+7.026" office:value-type="float" office:value="-3.040591">
            <text:p>-3.040591</text:p>
          </table:table-cell>
          <table:table-cell table:formula="of:=[.C28]" office:value-type="float" office:value="-0.24888">
            <text:p>-0.24888</text:p>
          </table:table-cell>
          <table:table-cell table:style-name="ce2" table:formula="of:=[.D28]+7.026" office:value-type="float" office:value="8.697307">
            <text:p>8.697307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29]+7.026" office:value-type="float" office:value="-1.436853">
            <text:p>-1.436853</text:p>
          </table:table-cell>
          <table:table-cell table:formula="of:=[.C29]" office:value-type="float" office:value="3.201837">
            <text:p>3.201837</text:p>
          </table:table-cell>
          <table:table-cell table:style-name="ce2" table:formula="of:=[.D29]+7.026" office:value-type="float" office:value="11.119195">
            <text:p>11.11919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30]+7.026" office:value-type="float" office:value="-0.0111220000000003">
            <text:p>-0.011122</text:p>
          </table:table-cell>
          <table:table-cell table:formula="of:=[.C30]" office:value-type="float" office:value="1.242029">
            <text:p>1.242029</text:p>
          </table:table-cell>
          <table:table-cell table:style-name="ce2" table:formula="of:=[.D30]+7.026" office:value-type="float" office:value="7.198606">
            <text:p>7.19860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31]+7.026" office:value-type="float" office:value="-0.0124149999999998">
            <text:p>-0.012415</text:p>
          </table:table-cell>
          <table:table-cell table:formula="of:=[.C31]" office:value-type="float" office:value="2.429274">
            <text:p>2.429274</text:p>
          </table:table-cell>
          <table:table-cell table:style-name="ce2" table:formula="of:=[.D31]+7.026" office:value-type="float" office:value="7.931728">
            <text:p>7.93172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32]+7.026" office:value-type="float" office:value="1.163154">
            <text:p>1.163154</text:p>
          </table:table-cell>
          <table:table-cell table:formula="of:=[.C32]" office:value-type="float" office:value="2.813241">
            <text:p>2.813241</text:p>
          </table:table-cell>
          <table:table-cell table:style-name="ce2" table:formula="of:=[.D32]+7.026" office:value-type="float" office:value="8.695369">
            <text:p>8.695369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33]+7.026" office:value-type="float" office:value="2.292974">
            <text:p>2.292974</text:p>
          </table:table-cell>
          <table:table-cell table:formula="of:=[.C33]" office:value-type="float" office:value="1.994305">
            <text:p>1.994305</text:p>
          </table:table-cell>
          <table:table-cell table:style-name="ce2" table:formula="of:=[.D33]+7.026" office:value-type="float" office:value="8.695575">
            <text:p>8.69557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34]+7.026" office:value-type="float" office:value="2.294149">
            <text:p>2.294149</text:p>
          </table:table-cell>
          <table:table-cell table:formula="of:=[.C34]" office:value-type="float" office:value="0.757597">
            <text:p>0.757597</text:p>
          </table:table-cell>
          <table:table-cell table:style-name="ce2" table:formula="of:=[.D34]+7.026" office:value-type="float" office:value="7.932088">
            <text:p>7.93208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35]+7.026" office:value-type="float" office:value="0.718399">
            <text:p>0.718399</text:p>
          </table:table-cell>
          <table:table-cell table:formula="of:=[.C35]" office:value-type="float" office:value="-0.99363">
            <text:p>-0.99363</text:p>
          </table:table-cell>
          <table:table-cell table:style-name="ce2" table:formula="of:=[.D35]+7.026" office:value-type="float" office:value="7.19912">
            <text:p>7.1991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36]+7.026" office:value-type="float" office:value="-0.73504">
            <text:p>-0.73504</text:p>
          </table:table-cell>
          <table:table-cell table:formula="of:=[.C36]" office:value-type="float" office:value="-0.995229">
            <text:p>-0.995229</text:p>
          </table:table-cell>
          <table:table-cell table:style-name="ce2" table:formula="of:=[.D36]+7.026" office:value-type="float" office:value="7.199905">
            <text:p>7.19990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37]+7.026" office:value-type="float" office:value="-1.185941">
            <text:p>-1.185941</text:p>
          </table:table-cell>
          <table:table-cell table:formula="of:=[.C37]" office:value-type="float" office:value="0.386441">
            <text:p>0.386441</text:p>
          </table:table-cell>
          <table:table-cell table:style-name="ce2" table:formula="of:=[.D37]+7.026" office:value-type="float" office:value="7.198845">
            <text:p>7.19884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38]+7.026" office:value-type="float" office:value="-2.315402">
            <text:p>-2.315402</text:p>
          </table:table-cell>
          <table:table-cell table:formula="of:=[.C38]" office:value-type="float" office:value="0.752209">
            <text:p>0.752209</text:p>
          </table:table-cell>
          <table:table-cell table:style-name="ce2" table:formula="of:=[.D38]+7.026" office:value-type="float" office:value="7.932448">
            <text:p>7.93244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39]+7.026" office:value-type="float" office:value="-2.316823">
            <text:p>-2.316823</text:p>
          </table:table-cell>
          <table:table-cell table:formula="of:=[.C39]" office:value-type="float" office:value="1.988645">
            <text:p>1.988645</text:p>
          </table:table-cell>
          <table:table-cell table:style-name="ce2" table:formula="of:=[.D39]+7.026" office:value-type="float" office:value="8.696295">
            <text:p>8.69629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40]+7.026" office:value-type="float" office:value="-1.188603">
            <text:p>-1.188603</text:p>
          </table:table-cell>
          <table:table-cell table:formula="of:=[.C40]" office:value-type="float" office:value="2.810197">
            <text:p>2.810197</text:p>
          </table:table-cell>
          <table:table-cell table:style-name="ce2" table:formula="of:=[.D40]+7.026" office:value-type="float" office:value="8.695888">
            <text:p>8.69588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41]+7.026" office:value-type="float" office:value="0.713585">
            <text:p>0.713585</text:p>
          </table:table-cell>
          <table:table-cell table:formula="of:=[.C41]" office:value-type="float" office:value="3.430892">
            <text:p>3.430892</text:p>
          </table:table-cell>
          <table:table-cell table:style-name="ce2" table:formula="of:=[.D41]+7.026" office:value-type="float" office:value="9.931767">
            <text:p>9.931767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42]+7.026" office:value-type="float" office:value="1.411575">
            <text:p>1.411575</text:p>
          </table:table-cell>
          <table:table-cell table:formula="of:=[.C42]" office:value-type="float" office:value="3.205122">
            <text:p>3.205122</text:p>
          </table:table-cell>
          <table:table-cell table:style-name="ce2" table:formula="of:=[.D42]+7.026" office:value-type="float" office:value="11.118746">
            <text:p>11.11874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43]+7.026" office:value-type="float" office:value="2.588381">
            <text:p>2.588381</text:p>
          </table:table-cell>
          <table:table-cell table:formula="of:=[.C43]" office:value-type="float" office:value="2.352553">
            <text:p>2.352553</text:p>
          </table:table-cell>
          <table:table-cell table:style-name="ce2" table:formula="of:=[.D43]+7.026" office:value-type="float" office:value="11.118822">
            <text:p>11.11882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44]+7.026" office:value-type="float" office:value="3.019747">
            <text:p>3.019747</text:p>
          </table:table-cell>
          <table:table-cell table:formula="of:=[.C44]" office:value-type="float" office:value="1.759304">
            <text:p>1.759304</text:p>
          </table:table-cell>
          <table:table-cell table:style-name="ce2" table:formula="of:=[.D44]+7.026" office:value-type="float" office:value="9.931892">
            <text:p>9.93189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45]+7.026" office:value-type="float" office:value="3.471138">
            <text:p>3.471138</text:p>
          </table:table-cell>
          <table:table-cell table:formula="of:=[.C45]" office:value-type="float" office:value="0.377834">
            <text:p>0.377834</text:p>
          </table:table-cell>
          <table:table-cell table:style-name="ce2" table:formula="of:=[.D45]+7.026" office:value-type="float" office:value="9.932359">
            <text:p>9.932359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46]+7.026" office:value-type="float" office:value="3.022487">
            <text:p>3.022487</text:p>
          </table:table-cell>
          <table:table-cell table:formula="of:=[.C46]" office:value-type="float" office:value="-0.241286">
            <text:p>-0.241286</text:p>
          </table:table-cell>
          <table:table-cell table:style-name="ce2" table:formula="of:=[.D46]+7.026" office:value-type="float" office:value="8.696296">
            <text:p>8.69629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47]+7.026" office:value-type="float" office:value="2.592825">
            <text:p>2.592825</text:p>
          </table:table-cell>
          <table:table-cell table:formula="of:=[.C47]" office:value-type="float" office:value="-1.568924">
            <text:p>-1.568924</text:p>
          </table:table-cell>
          <table:table-cell table:style-name="ce2" table:formula="of:=[.D47]+7.026" office:value-type="float" office:value="8.697038">
            <text:p>8.69703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48]+7.026" office:value-type="float" office:value="1.417567">
            <text:p>1.417567</text:p>
          </table:table-cell>
          <table:table-cell table:formula="of:=[.C48]" office:value-type="float" office:value="-1.952966">
            <text:p>-1.952966</text:p>
          </table:table-cell>
          <table:table-cell table:style-name="ce2" table:formula="of:=[.D48]+7.026" office:value-type="float" office:value="7.93286">
            <text:p>7.9328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49]+7.026" office:value-type="float" office:value="-1.431279">
            <text:p>-1.431279</text:p>
          </table:table-cell>
          <table:table-cell table:formula="of:=[.C49]" office:value-type="float" office:value="-1.956099">
            <text:p>-1.956099</text:p>
          </table:table-cell>
          <table:table-cell table:style-name="ce2" table:formula="of:=[.D49]+7.026" office:value-type="float" office:value="7.933903">
            <text:p>7.933903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50]+7.026" office:value-type="float" office:value="-0.703228">
            <text:p>-0.703228</text:p>
          </table:table-cell>
          <table:table-cell table:formula="of:=[.C50]" office:value-type="float" office:value="-2.955445">
            <text:p>-2.955445</text:p>
          </table:table-cell>
          <table:table-cell table:style-name="ce2" table:formula="of:=[.D50]+7.026" office:value-type="float" office:value="8.697772">
            <text:p>8.69777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51]+7.026" office:value-type="float" office:value="0.692297">
            <text:p>0.692297</text:p>
          </table:table-cell>
          <table:table-cell table:formula="of:=[.C51]" office:value-type="float" office:value="-2.953837">
            <text:p>-2.953837</text:p>
          </table:table-cell>
          <table:table-cell table:style-name="ce2" table:formula="of:=[.D51]+7.026" office:value-type="float" office:value="8.697562">
            <text:p>8.69756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52]+7.026" office:value-type="float" office:value="1.419304">
            <text:p>1.419304</text:p>
          </table:table-cell>
          <table:table-cell table:formula="of:=[.C52]" office:value-type="float" office:value="-3.188302">
            <text:p>-3.188302</text:p>
          </table:table-cell>
          <table:table-cell table:style-name="ce2" table:formula="of:=[.D52]+7.026" office:value-type="float" office:value="9.934078">
            <text:p>9.93407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53]+7.026" office:value-type="float" office:value="2.593807">
            <text:p>2.593807</text:p>
          </table:table-cell>
          <table:table-cell table:formula="of:=[.C53]" office:value-type="float" office:value="-2.332371">
            <text:p>-2.332371</text:p>
          </table:table-cell>
          <table:table-cell table:style-name="ce2" table:formula="of:=[.D53]+7.026" office:value-type="float" office:value="9.933581">
            <text:p>9.933581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54]+7.026" office:value-type="float" office:value="3.025193">
            <text:p>3.025193</text:p>
          </table:table-cell>
          <table:table-cell table:formula="of:=[.C54]" office:value-type="float" office:value="-1.73826">
            <text:p>-1.73826</text:p>
          </table:table-cell>
          <table:table-cell table:style-name="ce2" table:formula="of:=[.D54]+7.026" office:value-type="float" office:value="11.12028">
            <text:p>11.1202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55]+7.026" office:value-type="float" office:value="3.472528">
            <text:p>3.472528</text:p>
          </table:table-cell>
          <table:table-cell table:formula="of:=[.C55]" office:value-type="float" office:value="-0.355411">
            <text:p>-0.355411</text:p>
          </table:table-cell>
          <table:table-cell table:style-name="ce2" table:formula="of:=[.D55]+7.026" office:value-type="float" office:value="11.119729">
            <text:p>11.119729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56]+7.026" office:value-type="float" office:value="3.022955">
            <text:p>3.022955</text:p>
          </table:table-cell>
          <table:table-cell table:formula="of:=[.C56]" office:value-type="float" office:value="0.262546">
            <text:p>0.262546</text:p>
          </table:table-cell>
          <table:table-cell table:style-name="ce2" table:formula="of:=[.D56]+7.026" office:value-type="float" office:value="12.356052">
            <text:p>12.35605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57]+7.026" office:value-type="float" office:value="2.590152">
            <text:p>2.590152</text:p>
          </table:table-cell>
          <table:table-cell table:formula="of:=[.C57]" office:value-type="float" office:value="1.589225">
            <text:p>1.589225</text:p>
          </table:table-cell>
          <table:table-cell table:style-name="ce2" table:formula="of:=[.D57]+7.026" office:value-type="float" office:value="12.355757">
            <text:p>12.355757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58]+7.026" office:value-type="float" office:value="-0.739816">
            <text:p>-0.739816</text:p>
          </table:table-cell>
          <table:table-cell table:formula="of:=[.C58]" office:value-type="float" office:value="3.429395">
            <text:p>3.429395</text:p>
          </table:table-cell>
          <table:table-cell table:style-name="ce2" table:formula="of:=[.D58]+7.026" office:value-type="float" office:value="9.931805">
            <text:p>9.93180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59]+7.026" office:value-type="float" office:value="0.685689">
            <text:p>0.685689</text:p>
          </table:table-cell>
          <table:table-cell table:formula="of:=[.C59]" office:value-type="float" office:value="2.969155">
            <text:p>2.969155</text:p>
          </table:table-cell>
          <table:table-cell table:style-name="ce2" table:formula="of:=[.D59]+7.026" office:value-type="float" office:value="12.35561">
            <text:p>12.35561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60]+7.026" office:value-type="float" office:value="1.165786">
            <text:p>1.165786</text:p>
          </table:table-cell>
          <table:table-cell table:formula="of:=[.C60]" office:value-type="float" office:value="0.389073">
            <text:p>0.389073</text:p>
          </table:table-cell>
          <table:table-cell table:style-name="ce2" table:formula="of:=[.D60]+7.026" office:value-type="float" office:value="7.198566">
            <text:p>7.19856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1]" office:value-type="float" office:value="-8.209334">
            <text:p>-8.209334</text:p>
          </table:table-cell>
          <table:table-cell table:style-name="ce2" table:formula="of:=[.C1]+7.026" office:value-type="float" office:value="6.650513">
            <text:p>6.650513</text:p>
          </table:table-cell>
          <table:table-cell table:style-name="ce2" table:formula="of:=[.D1]+7.026" office:value-type="float" office:value="13.854905">
            <text:p>13.85490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2]" office:value-type="float" office:value="-7.761927">
            <text:p>-7.761927</text:p>
          </table:table-cell>
          <table:table-cell table:style-name="ce2" table:formula="of:=[.C2]+7.026" office:value-type="float" office:value="8.033272">
            <text:p>8.033272</text:p>
          </table:table-cell>
          <table:table-cell table:style-name="ce2" table:formula="of:=[.D2]+7.026" office:value-type="float" office:value="13.854108">
            <text:p>13.85410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3]" office:value-type="float" office:value="-8.461142">
            <text:p>-8.461142</text:p>
          </table:table-cell>
          <table:table-cell table:style-name="ce2" table:formula="of:=[.C3]+7.026" office:value-type="float" office:value="8.992637">
            <text:p>8.992637</text:p>
          </table:table-cell>
          <table:table-cell table:style-name="ce2" table:formula="of:=[.D3]+7.026" office:value-type="float" office:value="13.120433">
            <text:p>13.120433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4]" office:value-type="float" office:value="-9.636359">
            <text:p>-9.636359</text:p>
          </table:table-cell>
          <table:table-cell table:style-name="ce2" table:formula="of:=[.C4]+7.026" office:value-type="float" office:value="8.608561">
            <text:p>8.608561</text:p>
          </table:table-cell>
          <table:table-cell table:style-name="ce2" table:formula="of:=[.D4]+7.026" office:value-type="float" office:value="12.356306">
            <text:p>12.35630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5]" office:value-type="float" office:value="-10.065922">
            <text:p>-10.065922</text:p>
          </table:table-cell>
          <table:table-cell table:style-name="ce2" table:formula="of:=[.C5]+7.026" office:value-type="float" office:value="7.28094">
            <text:p>7.28094</text:p>
          </table:table-cell>
          <table:table-cell table:style-name="ce2" table:formula="of:=[.D5]+7.026" office:value-type="float" office:value="12.356874">
            <text:p>12.356874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6]" office:value-type="float" office:value="-9.337482">
            <text:p>-9.337482</text:p>
          </table:table-cell>
          <table:table-cell table:style-name="ce2" table:formula="of:=[.C6]+7.026" office:value-type="float" office:value="6.282116">
            <text:p>6.282116</text:p>
          </table:table-cell>
          <table:table-cell table:style-name="ce2" table:formula="of:=[.D6]+7.026" office:value-type="float" office:value="13.120819">
            <text:p>13.120819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7]" office:value-type="float" office:value="-7.032504">
            <text:p>-7.032504</text:p>
          </table:table-cell>
          <table:table-cell table:style-name="ce2" table:formula="of:=[.C7]+7.026" office:value-type="float" office:value="5.797597">
            <text:p>5.797597</text:p>
          </table:table-cell>
          <table:table-cell table:style-name="ce2" table:formula="of:=[.D7]+7.026" office:value-type="float" office:value="13.85473">
            <text:p>13.85473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8]" office:value-type="float" office:value="-5.857674">
            <text:p>-5.857674</text:p>
          </table:table-cell>
          <table:table-cell table:style-name="ce2" table:formula="of:=[.C8]+7.026" office:value-type="float" office:value="6.65321">
            <text:p>6.65321</text:p>
          </table:table-cell>
          <table:table-cell table:style-name="ce2" table:formula="of:=[.D8]+7.026" office:value-type="float" office:value="13.854439">
            <text:p>13.854439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9]" office:value-type="float" office:value="-6.308512">
            <text:p>-6.308512</text:p>
          </table:table-cell>
          <table:table-cell table:style-name="ce2" table:formula="of:=[.C9]+7.026" office:value-type="float" office:value="8.034786">
            <text:p>8.034786</text:p>
          </table:table-cell>
          <table:table-cell table:style-name="ce2" table:formula="of:=[.D9]+7.026" office:value-type="float" office:value="13.853303">
            <text:p>13.853303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10]" office:value-type="float" office:value="-5.612252">
            <text:p>-5.612252</text:p>
          </table:table-cell>
          <table:table-cell table:style-name="ce2" table:formula="of:=[.C10]+7.026" office:value-type="float" office:value="8.995851">
            <text:p>8.995851</text:p>
          </table:table-cell>
          <table:table-cell table:style-name="ce2" table:formula="of:=[.D10]+7.026" office:value-type="float" office:value="13.119466">
            <text:p>13.11946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11]" office:value-type="float" office:value="-7.735816">
            <text:p>-7.735816</text:p>
          </table:table-cell>
          <table:table-cell table:style-name="ce2" table:formula="of:=[.C11]+7.026" office:value-type="float" office:value="9.993521">
            <text:p>9.993521</text:p>
          </table:table-cell>
          <table:table-cell table:style-name="ce2" table:formula="of:=[.D11]+7.026" office:value-type="float" office:value="12.355811">
            <text:p>12.355811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12]" office:value-type="float" office:value="-9.637289">
            <text:p>-9.637289</text:p>
          </table:table-cell>
          <table:table-cell table:style-name="ce2" table:formula="of:=[.C12]+7.026" office:value-type="float" office:value="9.372024">
            <text:p>9.372024</text:p>
          </table:table-cell>
          <table:table-cell table:style-name="ce2" table:formula="of:=[.D12]+7.026" office:value-type="float" office:value="11.11968">
            <text:p>11.1196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13]" office:value-type="float" office:value="-10.068899">
            <text:p>-10.068899</text:p>
          </table:table-cell>
          <table:table-cell table:style-name="ce2" table:formula="of:=[.C13]+7.026" office:value-type="float" office:value="8.777939">
            <text:p>8.777939</text:p>
          </table:table-cell>
          <table:table-cell table:style-name="ce2" table:formula="of:=[.D13]+7.026" office:value-type="float" office:value="9.932967">
            <text:p>9.932967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14]" office:value-type="float" office:value="-10.51617">
            <text:p>-10.51617</text:p>
          </table:table-cell>
          <table:table-cell table:style-name="ce2" table:formula="of:=[.C14]+7.026" office:value-type="float" office:value="7.395054">
            <text:p>7.395054</text:p>
          </table:table-cell>
          <table:table-cell table:style-name="ce2" table:formula="of:=[.D14]+7.026" office:value-type="float" office:value="9.933552">
            <text:p>9.93355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15]" office:value-type="float" office:value="-10.514819">
            <text:p>-10.514819</text:p>
          </table:table-cell>
          <table:table-cell table:style-name="ce2" table:formula="of:=[.C15]+7.026" office:value-type="float" office:value="6.661708">
            <text:p>6.661708</text:p>
          </table:table-cell>
          <table:table-cell table:style-name="ce2" table:formula="of:=[.D15]+7.026" office:value-type="float" office:value="11.120937">
            <text:p>11.120937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16]" office:value-type="float" office:value="-10.063425">
            <text:p>-10.063425</text:p>
          </table:table-cell>
          <table:table-cell table:style-name="ce2" table:formula="of:=[.C16]+7.026" office:value-type="float" office:value="5.280454">
            <text:p>5.280454</text:p>
          </table:table-cell>
          <table:table-cell table:style-name="ce2" table:formula="of:=[.D16]+7.026" office:value-type="float" office:value="11.12136">
            <text:p>11.1213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17]" office:value-type="float" office:value="-9.336622">
            <text:p>-9.336622</text:p>
          </table:table-cell>
          <table:table-cell table:style-name="ce2" table:formula="of:=[.C17]+7.026" office:value-type="float" office:value="5.045274">
            <text:p>5.045274</text:p>
          </table:table-cell>
          <table:table-cell table:style-name="ce2" table:formula="of:=[.D17]+7.026" office:value-type="float" office:value="12.357852">
            <text:p>12.35785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18]" office:value-type="float" office:value="-8.206674">
            <text:p>-8.206674</text:p>
          </table:table-cell>
          <table:table-cell table:style-name="ce2" table:formula="of:=[.C18]+7.026" office:value-type="float" office:value="4.226455">
            <text:p>4.226455</text:p>
          </table:table-cell>
          <table:table-cell table:style-name="ce2" table:formula="of:=[.D18]+7.026" office:value-type="float" office:value="12.357899">
            <text:p>12.357899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19]" office:value-type="float" office:value="-7.031266">
            <text:p>-7.031266</text:p>
          </table:table-cell>
          <table:table-cell table:style-name="ce2" table:formula="of:=[.C19]+7.026" office:value-type="float" office:value="4.610288">
            <text:p>4.610288</text:p>
          </table:table-cell>
          <table:table-cell table:style-name="ce2" table:formula="of:=[.D19]+7.026" office:value-type="float" office:value="13.121573">
            <text:p>13.121573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20]" office:value-type="float" office:value="-4.728139">
            <text:p>-4.728139</text:p>
          </table:table-cell>
          <table:table-cell table:style-name="ce2" table:formula="of:=[.C20]+7.026" office:value-type="float" office:value="6.287426">
            <text:p>6.287426</text:p>
          </table:table-cell>
          <table:table-cell table:style-name="ce2" table:formula="of:=[.D20]+7.026" office:value-type="float" office:value="13.12089">
            <text:p>13.12089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21]" office:value-type="float" office:value="-4.726844">
            <text:p>-4.726844</text:p>
          </table:table-cell>
          <table:table-cell table:style-name="ce2" table:formula="of:=[.C21]+7.026" office:value-type="float" office:value="5.050982">
            <text:p>5.050982</text:p>
          </table:table-cell>
          <table:table-cell table:style-name="ce2" table:formula="of:=[.D21]+7.026" office:value-type="float" office:value="12.357037">
            <text:p>12.357037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22]" office:value-type="float" office:value="-5.854952">
            <text:p>-5.854952</text:p>
          </table:table-cell>
          <table:table-cell table:style-name="ce2" table:formula="of:=[.C22]+7.026" office:value-type="float" office:value="4.229412">
            <text:p>4.229412</text:p>
          </table:table-cell>
          <table:table-cell table:style-name="ce2" table:formula="of:=[.D22]+7.026" office:value-type="float" office:value="12.357496">
            <text:p>12.35749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23]" office:value-type="float" office:value="-6.303724">
            <text:p>-6.303724</text:p>
          </table:table-cell>
          <table:table-cell table:style-name="ce2" table:formula="of:=[.C23]+7.026" office:value-type="float" office:value="3.610222">
            <text:p>3.610222</text:p>
          </table:table-cell>
          <table:table-cell table:style-name="ce2" table:formula="of:=[.D23]+7.026" office:value-type="float" office:value="11.121431">
            <text:p>11.121431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24]" office:value-type="float" office:value="-7.757088">
            <text:p>-7.757088</text:p>
          </table:table-cell>
          <table:table-cell table:style-name="ce2" table:formula="of:=[.C24]+7.026" office:value-type="float" office:value="3.608675">
            <text:p>3.608675</text:p>
          </table:table-cell>
          <table:table-cell table:style-name="ce2" table:formula="of:=[.D24]+7.026" office:value-type="float" office:value="11.12146">
            <text:p>11.1214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25]" office:value-type="float" office:value="-8.455053">
            <text:p>-8.455053</text:p>
          </table:table-cell>
          <table:table-cell table:style-name="ce2" table:formula="of:=[.C25]+7.026" office:value-type="float" office:value="3.8345">
            <text:p>3.8345</text:p>
          </table:table-cell>
          <table:table-cell table:style-name="ce2" table:formula="of:=[.D25]+7.026" office:value-type="float" office:value="9.93455">
            <text:p>9.9345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26]" office:value-type="float" office:value="-9.632092">
            <text:p>-9.632092</text:p>
          </table:table-cell>
          <table:table-cell table:style-name="ce2" table:formula="of:=[.C26]+7.026" office:value-type="float" office:value="4.687077">
            <text:p>4.687077</text:p>
          </table:table-cell>
          <table:table-cell table:style-name="ce2" table:formula="of:=[.D26]+7.026" office:value-type="float" office:value="9.934406">
            <text:p>9.93440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27]" office:value-type="float" office:value="-9.633794">
            <text:p>-9.633794</text:p>
          </table:table-cell>
          <table:table-cell table:style-name="ce2" table:formula="of:=[.C27]+7.026" office:value-type="float" office:value="5.450394">
            <text:p>5.450394</text:p>
          </table:table-cell>
          <table:table-cell table:style-name="ce2" table:formula="of:=[.D27]+7.026" office:value-type="float" office:value="8.697645">
            <text:p>8.69764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28]" office:value-type="float" office:value="-10.066591">
            <text:p>-10.066591</text:p>
          </table:table-cell>
          <table:table-cell table:style-name="ce2" table:formula="of:=[.C28]+7.026" office:value-type="float" office:value="6.77712">
            <text:p>6.77712</text:p>
          </table:table-cell>
          <table:table-cell table:style-name="ce2" table:formula="of:=[.D28]+7.026" office:value-type="float" office:value="8.697307">
            <text:p>8.697307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29]" office:value-type="float" office:value="-8.462853">
            <text:p>-8.462853</text:p>
          </table:table-cell>
          <table:table-cell table:style-name="ce2" table:formula="of:=[.C29]+7.026" office:value-type="float" office:value="10.227837">
            <text:p>10.227837</text:p>
          </table:table-cell>
          <table:table-cell table:style-name="ce2" table:formula="of:=[.D29]+7.026" office:value-type="float" office:value="11.119195">
            <text:p>11.11919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30]" office:value-type="float" office:value="-7.037122">
            <text:p>-7.037122</text:p>
          </table:table-cell>
          <table:table-cell table:style-name="ce2" table:formula="of:=[.C30]+7.026" office:value-type="float" office:value="8.268029">
            <text:p>8.268029</text:p>
          </table:table-cell>
          <table:table-cell table:style-name="ce2" table:formula="of:=[.D30]+7.026" office:value-type="float" office:value="7.198606">
            <text:p>7.19860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31]" office:value-type="float" office:value="-7.038415">
            <text:p>-7.038415</text:p>
          </table:table-cell>
          <table:table-cell table:style-name="ce2" table:formula="of:=[.C31]+7.026" office:value-type="float" office:value="9.455274">
            <text:p>9.455274</text:p>
          </table:table-cell>
          <table:table-cell table:style-name="ce2" table:formula="of:=[.D31]+7.026" office:value-type="float" office:value="7.931728">
            <text:p>7.93172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32]" office:value-type="float" office:value="-5.862846">
            <text:p>-5.862846</text:p>
          </table:table-cell>
          <table:table-cell table:style-name="ce2" table:formula="of:=[.C32]+7.026" office:value-type="float" office:value="9.839241">
            <text:p>9.839241</text:p>
          </table:table-cell>
          <table:table-cell table:style-name="ce2" table:formula="of:=[.D32]+7.026" office:value-type="float" office:value="8.695369">
            <text:p>8.695369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33]" office:value-type="float" office:value="-4.733026">
            <text:p>-4.733026</text:p>
          </table:table-cell>
          <table:table-cell table:style-name="ce2" table:formula="of:=[.C33]+7.026" office:value-type="float" office:value="9.020305">
            <text:p>9.020305</text:p>
          </table:table-cell>
          <table:table-cell table:style-name="ce2" table:formula="of:=[.D33]+7.026" office:value-type="float" office:value="8.695575">
            <text:p>8.69557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34]" office:value-type="float" office:value="-4.731851">
            <text:p>-4.731851</text:p>
          </table:table-cell>
          <table:table-cell table:style-name="ce2" table:formula="of:=[.C34]+7.026" office:value-type="float" office:value="7.783597">
            <text:p>7.783597</text:p>
          </table:table-cell>
          <table:table-cell table:style-name="ce2" table:formula="of:=[.D34]+7.026" office:value-type="float" office:value="7.932088">
            <text:p>7.93208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35]" office:value-type="float" office:value="-6.307601">
            <text:p>-6.307601</text:p>
          </table:table-cell>
          <table:table-cell table:style-name="ce2" table:formula="of:=[.C35]+7.026" office:value-type="float" office:value="6.03237">
            <text:p>6.03237</text:p>
          </table:table-cell>
          <table:table-cell table:style-name="ce2" table:formula="of:=[.D35]+7.026" office:value-type="float" office:value="7.19912">
            <text:p>7.1991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36]" office:value-type="float" office:value="-7.76104">
            <text:p>-7.76104</text:p>
          </table:table-cell>
          <table:table-cell table:style-name="ce2" table:formula="of:=[.C36]+7.026" office:value-type="float" office:value="6.030771">
            <text:p>6.030771</text:p>
          </table:table-cell>
          <table:table-cell table:style-name="ce2" table:formula="of:=[.D36]+7.026" office:value-type="float" office:value="7.199905">
            <text:p>7.19990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37]" office:value-type="float" office:value="-8.211941">
            <text:p>-8.211941</text:p>
          </table:table-cell>
          <table:table-cell table:style-name="ce2" table:formula="of:=[.C37]+7.026" office:value-type="float" office:value="7.412441">
            <text:p>7.412441</text:p>
          </table:table-cell>
          <table:table-cell table:style-name="ce2" table:formula="of:=[.D37]+7.026" office:value-type="float" office:value="7.198845">
            <text:p>7.19884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38]" office:value-type="float" office:value="-9.341402">
            <text:p>-9.341402</text:p>
          </table:table-cell>
          <table:table-cell table:style-name="ce2" table:formula="of:=[.C38]+7.026" office:value-type="float" office:value="7.778209">
            <text:p>7.778209</text:p>
          </table:table-cell>
          <table:table-cell table:style-name="ce2" table:formula="of:=[.D38]+7.026" office:value-type="float" office:value="7.932448">
            <text:p>7.93244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39]" office:value-type="float" office:value="-9.342823">
            <text:p>-9.342823</text:p>
          </table:table-cell>
          <table:table-cell table:style-name="ce2" table:formula="of:=[.C39]+7.026" office:value-type="float" office:value="9.014645">
            <text:p>9.014645</text:p>
          </table:table-cell>
          <table:table-cell table:style-name="ce2" table:formula="of:=[.D39]+7.026" office:value-type="float" office:value="8.696295">
            <text:p>8.69629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40]" office:value-type="float" office:value="-8.214603">
            <text:p>-8.214603</text:p>
          </table:table-cell>
          <table:table-cell table:style-name="ce2" table:formula="of:=[.C40]+7.026" office:value-type="float" office:value="9.836197">
            <text:p>9.836197</text:p>
          </table:table-cell>
          <table:table-cell table:style-name="ce2" table:formula="of:=[.D40]+7.026" office:value-type="float" office:value="8.695888">
            <text:p>8.69588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41]" office:value-type="float" office:value="-6.312415">
            <text:p>-6.312415</text:p>
          </table:table-cell>
          <table:table-cell table:style-name="ce2" table:formula="of:=[.C41]+7.026" office:value-type="float" office:value="10.456892">
            <text:p>10.456892</text:p>
          </table:table-cell>
          <table:table-cell table:style-name="ce2" table:formula="of:=[.D41]+7.026" office:value-type="float" office:value="9.931767">
            <text:p>9.931767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42]" office:value-type="float" office:value="-5.614425">
            <text:p>-5.614425</text:p>
          </table:table-cell>
          <table:table-cell table:style-name="ce2" table:formula="of:=[.C42]+7.026" office:value-type="float" office:value="10.231122">
            <text:p>10.231122</text:p>
          </table:table-cell>
          <table:table-cell table:style-name="ce2" table:formula="of:=[.D42]+7.026" office:value-type="float" office:value="11.118746">
            <text:p>11.11874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43]" office:value-type="float" office:value="-4.437619">
            <text:p>-4.437619</text:p>
          </table:table-cell>
          <table:table-cell table:style-name="ce2" table:formula="of:=[.C43]+7.026" office:value-type="float" office:value="9.378553">
            <text:p>9.378553</text:p>
          </table:table-cell>
          <table:table-cell table:style-name="ce2" table:formula="of:=[.D43]+7.026" office:value-type="float" office:value="11.118822">
            <text:p>11.11882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44]" office:value-type="float" office:value="-4.006253">
            <text:p>-4.006253</text:p>
          </table:table-cell>
          <table:table-cell table:style-name="ce2" table:formula="of:=[.C44]+7.026" office:value-type="float" office:value="8.785304">
            <text:p>8.785304</text:p>
          </table:table-cell>
          <table:table-cell table:style-name="ce2" table:formula="of:=[.D44]+7.026" office:value-type="float" office:value="9.931892">
            <text:p>9.93189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45]" office:value-type="float" office:value="-3.554862">
            <text:p>-3.554862</text:p>
          </table:table-cell>
          <table:table-cell table:style-name="ce2" table:formula="of:=[.C45]+7.026" office:value-type="float" office:value="7.403834">
            <text:p>7.403834</text:p>
          </table:table-cell>
          <table:table-cell table:style-name="ce2" table:formula="of:=[.D45]+7.026" office:value-type="float" office:value="9.932359">
            <text:p>9.932359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46]" office:value-type="float" office:value="-4.003513">
            <text:p>-4.003513</text:p>
          </table:table-cell>
          <table:table-cell table:style-name="ce2" table:formula="of:=[.C46]+7.026" office:value-type="float" office:value="6.784714">
            <text:p>6.784714</text:p>
          </table:table-cell>
          <table:table-cell table:style-name="ce2" table:formula="of:=[.D46]+7.026" office:value-type="float" office:value="8.696296">
            <text:p>8.69629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47]" office:value-type="float" office:value="-4.433175">
            <text:p>-4.433175</text:p>
          </table:table-cell>
          <table:table-cell table:style-name="ce2" table:formula="of:=[.C47]+7.026" office:value-type="float" office:value="5.457076">
            <text:p>5.457076</text:p>
          </table:table-cell>
          <table:table-cell table:style-name="ce2" table:formula="of:=[.D47]+7.026" office:value-type="float" office:value="8.697038">
            <text:p>8.69703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48]" office:value-type="float" office:value="-5.608433">
            <text:p>-5.608433</text:p>
          </table:table-cell>
          <table:table-cell table:style-name="ce2" table:formula="of:=[.C48]+7.026" office:value-type="float" office:value="5.073034">
            <text:p>5.073034</text:p>
          </table:table-cell>
          <table:table-cell table:style-name="ce2" table:formula="of:=[.D48]+7.026" office:value-type="float" office:value="7.93286">
            <text:p>7.93286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49]" office:value-type="float" office:value="-8.457279">
            <text:p>-8.457279</text:p>
          </table:table-cell>
          <table:table-cell table:style-name="ce2" table:formula="of:=[.C49]+7.026" office:value-type="float" office:value="5.069901">
            <text:p>5.069901</text:p>
          </table:table-cell>
          <table:table-cell table:style-name="ce2" table:formula="of:=[.D49]+7.026" office:value-type="float" office:value="7.933903">
            <text:p>7.933903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50]" office:value-type="float" office:value="-7.729228">
            <text:p>-7.729228</text:p>
          </table:table-cell>
          <table:table-cell table:style-name="ce2" table:formula="of:=[.C50]+7.026" office:value-type="float" office:value="4.070555">
            <text:p>4.070555</text:p>
          </table:table-cell>
          <table:table-cell table:style-name="ce2" table:formula="of:=[.D50]+7.026" office:value-type="float" office:value="8.697772">
            <text:p>8.69777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51]" office:value-type="float" office:value="-6.333703">
            <text:p>-6.333703</text:p>
          </table:table-cell>
          <table:table-cell table:style-name="ce2" table:formula="of:=[.C51]+7.026" office:value-type="float" office:value="4.072163">
            <text:p>4.072163</text:p>
          </table:table-cell>
          <table:table-cell table:style-name="ce2" table:formula="of:=[.D51]+7.026" office:value-type="float" office:value="8.697562">
            <text:p>8.69756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52]" office:value-type="float" office:value="-5.606696">
            <text:p>-5.606696</text:p>
          </table:table-cell>
          <table:table-cell table:style-name="ce2" table:formula="of:=[.C52]+7.026" office:value-type="float" office:value="3.837698">
            <text:p>3.837698</text:p>
          </table:table-cell>
          <table:table-cell table:style-name="ce2" table:formula="of:=[.D52]+7.026" office:value-type="float" office:value="9.934078">
            <text:p>9.93407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53]" office:value-type="float" office:value="-4.432193">
            <text:p>-4.432193</text:p>
          </table:table-cell>
          <table:table-cell table:style-name="ce2" table:formula="of:=[.C53]+7.026" office:value-type="float" office:value="4.693629">
            <text:p>4.693629</text:p>
          </table:table-cell>
          <table:table-cell table:style-name="ce2" table:formula="of:=[.D53]+7.026" office:value-type="float" office:value="9.933581">
            <text:p>9.933581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54]" office:value-type="float" office:value="-4.000807">
            <text:p>-4.000807</text:p>
          </table:table-cell>
          <table:table-cell table:style-name="ce2" table:formula="of:=[.C54]+7.026" office:value-type="float" office:value="5.28774">
            <text:p>5.28774</text:p>
          </table:table-cell>
          <table:table-cell table:style-name="ce2" table:formula="of:=[.D54]+7.026" office:value-type="float" office:value="11.12028">
            <text:p>11.12028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55]" office:value-type="float" office:value="-3.553472">
            <text:p>-3.553472</text:p>
          </table:table-cell>
          <table:table-cell table:style-name="ce2" table:formula="of:=[.C55]+7.026" office:value-type="float" office:value="6.670589">
            <text:p>6.670589</text:p>
          </table:table-cell>
          <table:table-cell table:style-name="ce2" table:formula="of:=[.D55]+7.026" office:value-type="float" office:value="11.119729">
            <text:p>11.119729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56]" office:value-type="float" office:value="-4.003045">
            <text:p>-4.003045</text:p>
          </table:table-cell>
          <table:table-cell table:style-name="ce2" table:formula="of:=[.C56]+7.026" office:value-type="float" office:value="7.288546">
            <text:p>7.288546</text:p>
          </table:table-cell>
          <table:table-cell table:style-name="ce2" table:formula="of:=[.D56]+7.026" office:value-type="float" office:value="12.356052">
            <text:p>12.356052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57]" office:value-type="float" office:value="-4.435848">
            <text:p>-4.435848</text:p>
          </table:table-cell>
          <table:table-cell table:style-name="ce2" table:formula="of:=[.C57]+7.026" office:value-type="float" office:value="8.615225">
            <text:p>8.615225</text:p>
          </table:table-cell>
          <table:table-cell table:style-name="ce2" table:formula="of:=[.D57]+7.026" office:value-type="float" office:value="12.355757">
            <text:p>12.355757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58]" office:value-type="float" office:value="-7.765816">
            <text:p>-7.765816</text:p>
          </table:table-cell>
          <table:table-cell table:style-name="ce2" table:formula="of:=[.C58]+7.026" office:value-type="float" office:value="10.455395">
            <text:p>10.455395</text:p>
          </table:table-cell>
          <table:table-cell table:style-name="ce2" table:formula="of:=[.D58]+7.026" office:value-type="float" office:value="9.931805">
            <text:p>9.93180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59]" office:value-type="float" office:value="-6.340311">
            <text:p>-6.340311</text:p>
          </table:table-cell>
          <table:table-cell table:style-name="ce2" table:formula="of:=[.C59]+7.026" office:value-type="float" office:value="9.995155">
            <text:p>9.995155</text:p>
          </table:table-cell>
          <table:table-cell table:style-name="ce2" table:formula="of:=[.D59]+7.026" office:value-type="float" office:value="12.35561">
            <text:p>12.35561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" table:formula="of:=[.B60]" office:value-type="float" office:value="-5.860214">
            <text:p>-5.860214</text:p>
          </table:table-cell>
          <table:table-cell table:style-name="ce2" table:formula="of:=[.C60]+7.026" office:value-type="float" office:value="7.415073">
            <text:p>7.415073</text:p>
          </table:table-cell>
          <table:table-cell table:style-name="ce2" table:formula="of:=[.D60]+7.026" office:value-type="float" office:value="7.198566">
            <text:p>7.19856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20:12:13</meta:creation-date>
    <dc:date>2015-05-12T02:12:23</dc:date>
    <meta:editing-duration>P1DT5H54M50S</meta:editing-duration>
    <meta:editing-cycles>2</meta:editing-cycles>
    <meta:generator>LibreOffice/3.6$MacOSX_x86 LibreOffice_project/e29a214-2bbed72-0621de6-a97528c-8f066d</meta:generator>
    <meta:document-statistic meta:table-count="1" meta:cell-count="963" meta:object-count="0"/>
  </office:meta>
</office:document-meta>
</file>